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17.svm"/>
  <manifest:file-entry manifest:media-type="" manifest:full-path="Pictures/TablePreview4.svm"/>
  <manifest:file-entry manifest:media-type="" manifest:full-path="Pictures/TablePreview13.svm"/>
  <manifest:file-entry manifest:media-type="" manifest:full-path="Pictures/TablePreview7.svm"/>
  <manifest:file-entry manifest:media-type="" manifest:full-path="Pictures/TablePreview16.svm"/>
  <manifest:file-entry manifest:media-type="" manifest:full-path="Pictures/TablePreview3.svm"/>
  <manifest:file-entry manifest:media-type="" manifest:full-path="Pictures/TablePreview12.svm"/>
  <manifest:file-entry manifest:media-type="" manifest:full-path="Pictures/TablePreview19.svm"/>
  <manifest:file-entry manifest:media-type="" manifest:full-path="Pictures/TablePreview6.svm"/>
  <manifest:file-entry manifest:media-type="" manifest:full-path="Pictures/TablePreview15.svm"/>
  <manifest:file-entry manifest:media-type="" manifest:full-path="Pictures/TablePreview2.svm"/>
  <manifest:file-entry manifest:media-type="" manifest:full-path="Pictures/TablePreview21.svm"/>
  <manifest:file-entry manifest:media-type="" manifest:full-path="Pictures/TablePreview11.svm"/>
  <manifest:file-entry manifest:media-type="" manifest:full-path="Pictures/TablePreview9.svm"/>
  <manifest:file-entry manifest:media-type="" manifest:full-path="Pictures/TablePreview18.svm"/>
  <manifest:file-entry manifest:media-type="" manifest:full-path="Pictures/TablePreview5.svm"/>
  <manifest:file-entry manifest:media-type="" manifest:full-path="Pictures/TablePreview14.svm"/>
  <manifest:file-entry manifest:media-type="" manifest:full-path="Pictures/TablePreview1.svm"/>
  <manifest:file-entry manifest:media-type="" manifest:full-path="Pictures/TablePreview20.svm"/>
  <manifest:file-entry manifest:media-type="" manifest:full-path="Pictures/TablePreview1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23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stroke="none" svg:stroke-color="#000000" draw:fill="none" draw:fill-color="#ffffff" fo:min-height="2.863cm"/>
    </style:style>
    <style:style style:name="co1" style:family="table-column">
      <style:table-column-properties style:column-width="10.576cm" style:use-optimal-column-width="false"/>
    </style:style>
    <style:style style:name="co2" style:family="table-column">
      <style:table-column-properties style:column-width="6.665cm" style:use-optimal-column-width="false"/>
    </style:style>
    <style:style style:name="co3" style:family="table-column">
      <style:table-column-properties style:column-width="6.799cm" style:use-optimal-column-width="false"/>
    </style:style>
    <style:style style:name="co4" style:family="table-column">
      <style:table-column-properties style:column-width="6.742cm" style:use-optimal-column-width="false"/>
    </style:style>
    <style:style style:name="co5" style:family="table-column">
      <style:table-column-properties style:column-width="6.615cm" style:use-optimal-column-width="false"/>
    </style:style>
    <style:style style:name="co6" style:family="table-column">
      <style:table-column-properties style:column-width="6.893cm" style:use-optimal-column-width="false"/>
    </style:style>
    <style:style style:name="co7" style:family="table-column">
      <style:table-column-properties style:column-width="7.481cm" style:use-optimal-column-width="false"/>
    </style:style>
    <style:style style:name="co8" style:family="table-column">
      <style:table-column-properties style:column-width="6.696cm" style:use-optimal-column-width="false"/>
    </style:style>
    <style:style style:name="co9" style:family="table-column">
      <style:table-column-properties style:column-width="10.294cm" style:use-optimal-column-width="false"/>
    </style:style>
    <style:style style:name="co10" style:family="table-column">
      <style:table-column-properties style:column-width="7.53cm" style:use-optimal-column-width="false"/>
    </style:style>
    <style:style style:name="co11" style:family="table-column">
      <style:table-column-properties style:column-width="6.101cm" style:use-optimal-column-width="false"/>
    </style:style>
    <style:style style:name="co12" style:family="table-column">
      <style:table-column-properties style:column-width="5.757cm" style:use-optimal-column-width="false"/>
    </style:style>
    <style:style style:name="ro1" style:family="table-row">
      <style:table-row-properties style:row-height="1.342cm"/>
    </style:style>
    <style:style style:name="ro2" style:family="table-row">
      <style:table-row-properties style:row-height="3.319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96cm"/>
    </style:style>
    <style:style style:name="ro5" style:family="table-row">
      <style:table-row-properties style:row-height="3.639cm"/>
    </style:style>
    <style:style style:name="ro6" style:family="table-row">
      <style:table-row-properties style:row-height="2.34cm"/>
    </style:style>
    <style:style style:name="ro7" style:family="table-row">
      <style:table-row-properties style:row-height="0.921cm"/>
    </style:style>
    <style:style style:name="ro8" style:family="table-row">
      <style:table-row-properties style:row-height="2.513cm"/>
    </style:style>
    <style:style style:name="ro9" style:family="table-row">
      <style:table-row-properties style:row-height="3.387cm"/>
    </style:style>
    <style:style style:name="ro10" style:family="table-row">
      <style:table-row-properties style:row-height="3.643cm"/>
    </style:style>
    <style:style style:name="ro11" style:family="table-row">
      <style:table-row-properties style:row-height="3.594cm"/>
    </style:style>
    <style:style style:name="ce1" style:family="table-cell">
      <style:graphic-properties style:repeat="repeat" draw:textarea-vertical-align="middle"/>
      <style:paragraph-properties fo:text-align="start" fo:border-left="0.001cm solid #000000" fo:border-right="0.001cm solid #000000" fo:border-top="0.001cm solid #000000" fo:border-bottom="0.001cm solid #ffffff"/>
      <style:text-properties fo:color="#e6e6e6" fo:font-size="10pt" style:font-size-asian="10pt" style:font-size-complex="10pt"/>
    </style:style>
    <style:style style:name="ce2" style:family="table-cell">
      <style:graphic-properties style:repeat="repeat" draw:textarea-vertical-align="middle"/>
      <style:paragraph-properties fo:text-align="start" fo:border-left="0.001cm solid #000000" fo:border-right="0.001cm solid #000000" fo:border-top="0.001cm solid #ffffff" fo:border-bottom="0.001cm solid #ffffff"/>
      <style:text-properties fo:color="#000000" fo:font-family="Monaco" style:font-family-generic="modern" style:font-pitch="fixed" fo:font-size="12pt" style:font-size-asian="12pt" style:font-size-complex="12pt"/>
    </style:style>
    <style:style style:name="ce3" style:family="table-cell">
      <style:graphic-properties style:repeat="repeat" draw:textarea-vertical-align="middle"/>
      <style:paragraph-properties fo:text-align="start" fo:border-left="0.001cm solid #000000" fo:border-right="0.001cm solid #000000" fo:border-top="0.001cm solid #ffffff" fo:border-bottom="0.001cm solid #000000"/>
      <style:text-properties fo:font-size="11pt" style:text-underline-style="none" style:font-size-asian="11pt" style:font-size-complex="11pt"/>
    </style:style>
    <style:style style:name="ce4" style:family="table-cell">
      <style:graphic-properties style:repeat="repeat" draw:textarea-vertical-align="middle"/>
      <style:paragraph-properties fo:text-align="start" fo:border-left="0.001cm solid #000000" fo:border-right="0.001cm solid #000000" fo:border-top="0.001cm solid #000000" fo:border-bottom="0.001cm solid #ffffff"/>
      <style:text-properties fo:color="#e6e6e6"/>
    </style:style>
    <style:style style:name="ce5" style:family="table-cell">
      <style:graphic-properties style:repeat="repeat" draw:textarea-vertical-align="middle"/>
      <style:paragraph-properties fo:text-align="start" fo:border-left="0.001cm solid #000000" fo:border-right="0.001cm solid #000000" fo:border-top="0.001cm solid #ffffff" fo:border-bottom="0.001cm solid #ffffff"/>
      <style:text-properties fo:color="#000000" fo:font-family="Monaco" style:font-family-generic="modern" style:font-pitch="fixed"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text-align="start" fo:border-left="0.001cm solid #000000" fo:border-right="0.001cm solid #000000" fo:border-top="0.001cm solid #ffffff" fo:border-bottom="0.001cm solid #000000"/>
      <style:text-properties fo:font-size="12pt" style:font-size-asian="12pt" style:font-size-complex="12pt"/>
    </style:style>
    <style:style style:name="ce7" style:family="table-cell">
      <style:graphic-properties style:repeat="repeat" draw:textarea-vertical-align="middle"/>
      <style:paragraph-properties fo:text-align="start" fo:border-left="0.001cm solid #000000" fo:border-right="0.001cm solid #000000" fo:border-top="0.001cm solid #ffffff" fo:border-bottom="0.001cm solid #ffffff"/>
      <style:text-properties fo:color="#000000" fo:font-family="Monaco" style:font-family-generic="modern" style:font-pitch="fixed" fo:font-size="14pt" style:text-underline-style="none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text-underline-style="none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start"/>
      <style:text-properties fo:font-size="18pt" style:text-underline-style="none"/>
    </style:style>
    <style:style style:name="P8" style:family="paragraph">
      <style:text-properties fo:font-size="18pt"/>
    </style:style>
    <style:style style:name="T1" style:family="text">
      <style:text-properties fo:color="#e6e6e6" fo:font-family="Monaco" style:font-family-generic="modern" style:font-pitch="fixed" fo:font-size="14pt" style:font-size-asian="14pt" style:font-size-complex="14pt"/>
    </style:style>
    <style:style style:name="T2" style:family="text">
      <style:text-properties fo:color="#000000" fo:font-family="Monaco" style:font-family-generic="modern" style:font-pitch="fixed" fo:font-size="12pt" style:font-size-asian="12pt" style:font-size-complex="12pt"/>
    </style:style>
    <style:style style:name="T3" style:family="text">
      <style:text-properties fo:color="#000000" fo:font-family="Monaco" style:font-family-generic="modern" style:font-pitch="fixed" fo:font-size="12pt" style:text-underline-style="none" style:font-size-asian="12pt" style:font-size-complex="12pt"/>
    </style:style>
    <style:style style:name="T4" style:family="text">
      <style:text-properties fo:color="#000000" fo:font-family="Monaco" style:font-family-generic="modern" style:font-pitch="fixed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family="Monaco" style:font-family-generic="modern" style:font-pitch="fixed" fo:font-size="11pt" style:font-size-asian="11pt" style:font-size-complex="11pt"/>
    </style:style>
    <style:style style:name="T6" style:family="text">
      <style:text-properties fo:font-family="Monaco" style:font-family-generic="modern" style:font-pitch="fixed" fo:font-size="11pt" style:text-underline-style="none" style:font-size-asian="11pt" style:font-size-complex="11pt"/>
    </style:style>
    <style:style style:name="T7" style:family="text">
      <style:text-properties fo:font-family="Monaco" style:font-family-generic="modern" style:font-pitch="fixed" fo:font-size="14pt" style:font-size-asian="14pt" style:font-size-complex="14pt"/>
    </style:style>
    <style:style style:name="T8" style:family="text">
      <style:text-properties fo:font-family="Monaco" style:font-family-generic="modern" style:font-pitch="fixed" fo:font-size="12pt" style:font-size-asian="12pt" style:font-size-complex="12pt"/>
    </style:style>
    <style:style style:name="T9" style:family="text">
      <style:text-properties fo:font-family="Monaco" style:font-family-generic="modern" style:font-pitch="fixed" fo:font-size="14pt" style:text-underline-style="none" style:font-size-asian="14pt" style:font-size-complex="14pt"/>
    </style:style>
    <style:style style:name="T10" style:family="text">
      <style:text-properties fo:font-family="Monaco" style:font-family-generic="modern" style:font-pitch="fixed" fo:font-size="12pt" style:text-underline-style="none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family="Monaco" style:font-family-generic="modern" style:font-pitch="fixed" fo:font-size="11pt" style:font-size-asian="11pt" style:font-size-complex="11pt"/>
    </style:style>
    <style:style style:name="T13" style:family="text">
      <style:text-properties fo:color="#000000" fo:font-family="Monaco" style:font-family-generic="modern" style:font-pitch="fixed"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font-family="Monaco" style:font-family-generic="modern" style:font-pitch="fixed" fo:font-size="11pt" style:text-underline-style="solid" style:text-underline-width="auto" style:text-underline-color="font-color" style:font-size-asian="11pt" style:font-size-complex="11pt"/>
    </style:style>
    <style:style style:name="T15" style:family="text">
      <style:text-properties fo:font-family="Monaco" style:font-family-generic="modern" style:font-pitch="fixed" fo:font-size="11pt" style:text-underline-style="solid" style:text-underline-width="auto" style:text-underline-color="font-color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line-skew="-0.738cm" svg:x1="17.769cm" svg:y1="12.526cm" svg:x2="23.282cm" svg:y2="10.507cm" draw:start-shape="id1" draw:end-shape="id2" draw:end-glue-point="2" svg:d="m17769 12526v-1747h5513v-272">
          <text:p/>
        </draw:connector>
        <draw:connector draw:style-name="gr2" draw:text-style-name="P1" draw:layer="layout" svg:x1="8.093cm" svg:y1="31.266cm" svg:x2="19.293cm" svg:y2="28.532cm" draw:start-shape="id3" draw:start-glue-point="2" draw:end-shape="id4" draw:end-glue-point="3" svg:d="m8093 31266v502h8245v-3236h2955">
          <text:p/>
        </draw:connector>
        <draw:connector draw:style-name="gr3" draw:text-style-name="P1" draw:layer="layout" draw:line-skew="2.049cm" svg:x1="8.093cm" svg:y1="31.266cm" svg:x2="4.25cm" svg:y2="34.987cm" draw:start-shape="id3" draw:end-shape="id5" draw:end-glue-point="0" svg:d="m8093 31266v3910h-3843v-189">
          <text:p/>
        </draw:connector>
        <draw:connector draw:style-name="gr2" draw:text-style-name="P1" draw:layer="layout" draw:line-skew="-0.323cm" svg:x1="8.093cm" svg:y1="31.266cm" svg:x2="18.39cm" svg:y2="34.95cm" draw:start-shape="id3" draw:end-shape="id6" draw:end-glue-point="0" svg:d="m8093 31266v1520h10297v2164">
          <text:p/>
        </draw:connector>
        <draw:connector draw:style-name="gr3" draw:text-style-name="P1" draw:layer="layout" draw:line-skew="-0.734cm" svg:x1="25.322cm" svg:y1="34.89cm" svg:x2="8.093cm" svg:y2="31.266cm" draw:start-shape="id7" draw:end-shape="id3" draw:end-glue-point="2" svg:d="m25322 34890v-2545h-17229v-1079">
          <text:p/>
        </draw:connector>
        <draw:frame draw:style-name="standard" draw:id="id3" draw:layer="layout" svg:width="10.575cm" svg:height="15.745cm" svg:x="2.806cm" svg:y="15.52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1">Creature</text:span></text:p>
              </table:table-cell>
            </table:table-row>
            <table:table-row table:style-name="ro1">
              <table:table-cell table:style-name="ce2">
                <text:p text:style-name="P2"><text:span text:style-name="T2">DieVal attack, defense (struct)</text:span></text:p>
                <text:p text:style-name="P2"><text:span text:style-name="T2"><text:s text:c="2"/></text:span><text:span text:style-name="T2">- int num, int sides</text:span></text:p>
                <text:p text:style-name="P2"><text:span text:style-name="T2">int armor, </text:span></text:p>
                <text:p text:style-name="P2"><text:span text:style-name="T3">double strength, </text:span><text:span text:style-name="T4">orig_strength</text:span></text:p>
                <text:p text:style-name="P2"><text:span text:style-name="T2">bool is_dead, <text:s text:c="2"/></text:span></text:p>
                <text:p text:style-name="P2"><text:span text:style-name="T2"><text:s text:c="2"/></text:span><text:span text:style-name="T2">attack_halved, </text:span></text:p>
                <text:p text:style-name="P2"><text:span text:style-name="T2"><text:s text:c="2"/></text:span><text:span text:style-name="T2">is_knocked_out</text:span></text:p>
                <text:p text:style-name="P2"><text:span text:style-name="T2">CharType type (enum) </text:span></text:p>
              </table:table-cell>
            </table:table-row>
            <table:table-row table:style-name="ro2">
              <table:table-cell table:style-name="ce3">
                <text:p text:style-name="P3"><text:span text:style-name="T5">Creature(int, int, int, int, int, double, CharType)</text:span></text:p>
                <text:p text:style-name="P3"><text:span text:style-name="T5">~Creature() – virtual</text:span></text:p>
                <text:p text:style-name="P3"><text:span text:style-name="T5">int rollDice(DieVal)</text:span></text:p>
                <text:p text:style-name="P3"><text:span text:style-name="T6">double inflictDamage(double, bool)</text:span></text:p>
                <text:p text:style-name="P3"><text:span text:style-name="T6">double computeStrength(double)</text:span></text:p>
                <text:p text:style-name="P3"><text:span text:style-name="T6">double doAttack(Creature* int, bool)</text:span></text:p>
                <text:p text:style-name="P3"><text:span text:style-name="T5">double attack(Creature*) = 0;</text:span></text:p>
                <text:p text:style-name="P3"><text:span text:style-name="T5">double defend(double, CharType, bool) = 0;</text:span></text:p>
                <text:p text:style-name="P3"><text:span text:style-name="T5">bool isDead()</text:span></text:p>
                <text:p text:style-name="P3"><text:span text:style-name="T5">bool isKnockedOut()</text:span></text:p>
                <text:p text:style-name="P3"><text:span text:style-name="T6">double getStrength()</text:span></text:p>
                <text:p text:style-name="P3"><text:span text:style-name="T6">int getRoll(), </text:span></text:p>
                <text:p text:style-name="P3"><text:span text:style-name="T6">CharType getType(), </text:span></text:p>
                <text:p text:style-name="P3"><text:span text:style-name="T6">void listStats(), </text:span></text:p>
                <text:p text:style-name="P3"><text:span text:style-name="T6">void revive()</text:span></text:p>
                <text:p text:style-name="P3"><text:span text:style-name="T6">void heal()</text:span></text:p>
                <text:p text:style-name="P3"><text:span text:style-name="T6">void kill(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id="id7" draw:layer="layout" svg:width="6.664cm" svg:height="6.241cm" svg:x="21.99cm" svg:y="34.8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4">
                <text:p text:style-name="P2"><text:span text:style-name="T1">Bluemen</text:span></text:p>
              </table:table-cell>
            </table:table-row>
            <table:table-row table:style-name="ro3">
              <table:table-cell table:style-name="ce5">
                <text:p text:style-name="P2"><text:span text:style-name="T7">(inherit from Creature)</text:span></text:p>
              </table:table-cell>
            </table:table-row>
            <table:table-row table:style-name="ro2">
              <table:table-cell table:style-name="ce6">
                <text:p text:style-name="P2"><text:span text:style-name="T8">Bluemen() : Creature()</text:span></text:p>
                <text:p text:style-name="P2"><text:span text:style-name="T8">double attack(Creature*)</text:span></text:p>
                <text:p text:style-name="P2"><text:span text:style-name="T8">double defend(double, CharType, bool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id="id4" draw:layer="layout" svg:width="6.798cm" svg:height="6.002cm" svg:x="19.293cm" svg:y="25.531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4">
                <text:p text:style-name="P2"><text:span text:style-name="T1">Shadow</text:span></text:p>
              </table:table-cell>
            </table:table-row>
            <table:table-row table:style-name="ro1">
              <table:table-cell table:style-name="ce7">
                <text:p text:style-name="P3"><text:span text:style-name="T9">int disappeared</text:span></text:p>
              </table:table-cell>
            </table:table-row>
            <table:table-row table:style-name="ro2">
              <table:table-cell table:style-name="ce6">
                <text:p text:style-name="P2"><text:span text:style-name="T8">Shadow() : Creature()</text:span></text:p>
                <text:p text:style-name="P2"><text:span text:style-name="T10">~Shadow()</text:span></text:p>
                <text:p text:style-name="P2"><text:span text:style-name="T8">double attack(Creature*)</text:span></text:p>
                <text:p text:style-name="P2"><text:span text:style-name="T8">double defend(double, CharType, bool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id="id6" draw:layer="layout" svg:width="6.741cm" svg:height="6.002cm" svg:x="15.02cm" svg:y="34.95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4">
                <text:p text:style-name="P2"><text:span text:style-name="T1">Goblin</text:span></text:p>
              </table:table-cell>
            </table:table-row>
            <table:table-row table:style-name="ro1">
              <table:table-cell table:style-name="ce7">
                <text:p text:style-name="P3"><text:span text:style-name="T9">int halved</text:span></text:p>
              </table:table-cell>
            </table:table-row>
            <table:table-row table:style-name="ro2">
              <table:table-cell table:style-name="ce6">
                <text:p text:style-name="P2"><text:span text:style-name="T8">Goblin() : Creature()</text:span></text:p>
                <text:p text:style-name="P2"><text:span text:style-name="T10">~Goblin()</text:span></text:p>
                <text:p text:style-name="P2"><text:span text:style-name="T8">double attack(Creature*)</text:span></text:p>
                <text:p text:style-name="P2"><text:span text:style-name="T8">double defend(double, CharType, bool)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2" draw:text-style-name="P1" draw:layer="layout" svg:x1="8.093cm" svg:y1="31.266cm" svg:x2="11.305cm" svg:y2="34.953cm" draw:start-shape="id3" draw:end-shape="id8" draw:end-glue-point="0" svg:d="m8093 31266v1844h3212v1843">
          <text:p/>
        </draw:connector>
        <draw:frame draw:style-name="gr4" draw:text-style-name="P4" draw:layer="layout" svg:width="3.822cm" svg:height="1.225cm" svg:x="23.087cm" svg:y="24.248cm">
          <draw:text-box>
            <text:p><text:span text:style-name="T11">(Shadow is-a Creature)</text:span></text:p>
          </draw:text-box>
        </draw:frame>
        <draw:frame draw:style-name="gr4" draw:text-style-name="P4" draw:layer="layout" svg:width="3.822cm" svg:height="1.225cm" svg:x="8.292cm" svg:y="38.848cm">
          <draw:text-box>
            <text:p><text:span text:style-name="T11">(Reptile is-a Creature)</text:span></text:p>
          </draw:text-box>
        </draw:frame>
        <draw:frame draw:style-name="gr5" draw:text-style-name="P4" draw:layer="layout" svg:width="3.822cm" svg:height="1.225cm" svg:x="22.211cm" svg:y="33.664cm">
          <draw:text-box>
            <text:p><text:span text:style-name="T11">(Bluemen is-a Creature)</text:span></text:p>
          </draw:text-box>
        </draw:frame>
        <draw:frame draw:style-name="gr4" draw:text-style-name="P4" draw:layer="layout" svg:width="3.822cm" svg:height="1.225cm" svg:x="15.648cm" svg:y="33.652cm">
          <draw:text-box>
            <text:p><text:span text:style-name="T11">(Goblin is-a Creature)</text:span></text:p>
          </draw:text-box>
        </draw:frame>
        <draw:frame draw:style-name="standard" draw:id="id5" draw:layer="layout" svg:width="6.614cm" svg:height="6.241cm" svg:x="0.943cm" svg:y="34.987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4">
                <text:p text:style-name="P2"><text:span text:style-name="T1">Reptile</text:span></text:p>
              </table:table-cell>
            </table:table-row>
            <table:table-row table:style-name="ro1">
              <table:table-cell table:style-name="ce5">
                <text:p text:style-name="P2"><text:span text:style-name="T7">(inherit from Creature)</text:span></text:p>
              </table:table-cell>
            </table:table-row>
            <table:table-row table:style-name="ro2">
              <table:table-cell table:style-name="ce6">
                <text:p text:style-name="P2"><text:span text:style-name="T8">Reptile() : Creature()</text:span></text:p>
                <text:p text:style-name="P2"><text:span text:style-name="T8">double attack(Creature*)</text:span></text:p>
                <text:p text:style-name="P2"><text:span text:style-name="T8">double defend(double, CharType, bool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4" draw:layer="layout" svg:width="3.822cm" svg:height="1.225cm" svg:x="8.03cm" svg:y="33.716cm">
          <draw:text-box>
            <text:p><text:span text:style-name="T11">(Barbarian is-a Creature)</text:span></text:p>
          </draw:text-box>
        </draw:frame>
        <draw:frame draw:style-name="standard" draw:id="id8" draw:layer="layout" svg:width="6.892cm" svg:height="6.241cm" svg:x="7.859cm" svg:y="34.953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4">
                <text:p text:style-name="P2"><text:span text:style-name="T1">Barbarian</text:span></text:p>
              </table:table-cell>
            </table:table-row>
            <table:table-row table:style-name="ro1">
              <table:table-cell table:style-name="ce5">
                <text:p text:style-name="P2"><text:span text:style-name="T7">(inherit from Creature)</text:span></text:p>
              </table:table-cell>
            </table:table-row>
            <table:table-row table:style-name="ro2">
              <table:table-cell table:style-name="ce6">
                <text:p text:style-name="P2"><text:span text:style-name="T8">Reptile() : Creature()</text:span></text:p>
                <text:p text:style-name="P2"><text:span text:style-name="T8">double attack(Creature*)</text:span></text:p>
                <text:p text:style-name="P2"><text:span text:style-name="T8">double defend(double, CharType, bool)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3" draw:text-style-name="P1" draw:layer="layout" svg:x1="13.381cm" svg:y1="23.393cm" svg:x2="13.381cm" svg:y2="23.393cm" draw:start-shape="id3" draw:end-shape="id3" svg:d="m13381 23393">
          <text:p/>
        </draw:connector>
        <draw:frame draw:style-name="gr6" draw:layer="layout" svg:width="10.966cm" svg:height="3.113cm" svg:x="1cm" svg:y="1cm">
          <draw:text-box>
            <text:p>Initial Class Hierarchy: Inheritance</text:p>
            <text:p>CS 162, Assignment 4</text:p>
            <text:p>Collin James</text:p>
          </draw:text-box>
        </draw:frame>
        <draw:frame draw:style-name="gr4" draw:text-style-name="P4" draw:layer="layout" svg:width="3.822cm" svg:height="1.225cm" svg:x="1.469cm" svg:y="33.77cm">
          <draw:text-box>
            <text:p><text:span text:style-name="T11">(Reptile is-a Creature)</text:span></text:p>
          </draw:text-box>
        </draw:frame>
        <draw:frame draw:style-name="standard" draw:id="id2" draw:layer="layout" svg:width="10.575cm" svg:height="9.367cm" svg:x="17.995cm" svg:y="1.1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1">Tournament</text:span></text:p>
              </table:table-cell>
            </table:table-row>
            <table:table-row table:style-name="ro1">
              <table:table-cell table:style-name="ce2">
                <text:p text:style-name="P2"><text:span text:style-name="T2">Team* one, Team* two</text:span></text:p>
                <text:p text:style-name="P2"><text:span text:style-name="T2">Stack* standings</text:span></text:p>
                <text:p text:style-name="P2"><text:span text:style-name="T2">Queue* topThree</text:span></text:p>
                <text:p text:style-name="P2"><text:span text:style-name="T2">enum Strength={Goblin, Barbarian...}</text:span></text:p>
                <text:p text:style-name="P2"><text:span text:style-name="T2">string names</text:span></text:p>
              </table:table-cell>
            </table:table-row>
            <table:table-row table:style-name="ro2">
              <table:table-cell table:style-name="ce3">
                <text:p text:style-name="P3"><text:span text:style-name="T5">Tournament(Team* one, Team* two)</text:span></text:p>
                <text:p text:style-name="P3"><text:span text:style-name="T5">~Tournament()</text:span></text:p>
                <text:p text:style-name="P3"><text:span text:style-name="T5">void doTourney()</text:span></text:p>
                <text:p text:style-name="P3"><text:span text:style-name="T5">void doRound(Creature* one, Creature* two)</text:span></text:p>
                <text:p text:style-name="P3"><text:span text:style-name="T5">int computePoints(int damage)</text:span></text:p>
                <text:p text:style-name="P3"><text:span text:style-name="T5">void moveToStandings(Creature* dead)</text:span></text:p>
                <text:p text:style-name="P3"><text:span text:style-name="T5">void printWinner()</text:span></text:p>
                <text:p text:style-name="P3"><text:span text:style-name="T5">void printStandings()</text:span></text:p>
                <text:p text:style-name="P3"><text:span text:style-name="T6"/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id="id9" draw:layer="layout" svg:width="7.48cm" svg:height="7.72cm" svg:x="2.563cm" svg:y="5.275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1">
                <text:p text:style-name="P2"><text:span text:style-name="T1">Team</text:span></text:p>
              </table:table-cell>
            </table:table-row>
            <table:table-row table:style-name="ro1">
              <table:table-cell table:style-name="ce2">
                <text:p text:style-name="P2"><text:span text:style-name="T2">int points, active_members</text:span></text:p>
                <text:p text:style-name="P2"><text:span text:style-name="T2">Queue* members</text:span></text:p>
                <text:p text:style-name="P2"><text:span text:style-name="T2">Stack* losers</text:span></text:p>
              </table:table-cell>
            </table:table-row>
            <table:table-row table:style-name="ro2">
              <table:table-cell table:style-name="ce3">
                <text:p text:style-name="P3"><text:span text:style-name="T5">Team()</text:span></text:p>
                <text:p text:style-name="P3"><text:span text:style-name="T5">~Team()</text:span></text:p>
                <text:p text:style-name="P3"><text:span text:style-name="T5">void addMember(Creature*)</text:span></text:p>
                <text:p text:style-name="P3"><text:span text:style-name="T5">void moveFighter(Creature*)</text:span></text:p>
                <text:p text:style-name="P3"><text:span text:style-name="T5">int addPoints(int)</text:span></text:p>
                <text:p text:style-name="P3"><text:span text:style-name="T5">Creature* getTopMember()</text:span></text:p>
                <text:p text:style-name="P3"><text:span text:style-name="T5">void resetTeam()</text:span></text:p>
                <text:p text:style-name="P3"><text:span text:style-name="T5">int getActiveMembers()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id="id1" draw:layer="layout" svg:width="6.695cm" svg:height="8.021cm" svg:x="14.422cm" svg:y="12.526cm">
          <table:table table:template-name="default" table:use-first-row-styles="true" table:use-banding-rows-styles="true">
            <table:table-column table:style-name="co8"/>
            <table:table-row table:style-name="ro4">
              <table:table-cell table:style-name="ce1">
                <text:p text:style-name="P2"><text:span text:style-name="T1">Queue</text:span></text:p>
              </table:table-cell>
            </table:table-row>
            <table:table-row table:style-name="ro5">
              <table:table-cell table:style-name="ce2">
                <text:p text:style-name="P2"><text:span text:style-name="T2">struct Queuenode</text:span></text:p>
                <text:p text:style-name="P2"><text:span text:style-name="T2"><text:s text:c="3"/></text:span><text:span text:style-name="T2">- Creature* value</text:span></text:p>
                <text:p text:style-name="P2"><text:span text:style-name="T2"><text:s text:c="3"/></text:span><text:span text:style-name="T2">- Queuenode* ahead</text:span></text:p>
                <text:p text:style-name="P2"><text:span text:style-name="T2"><text:s text:c="3"/></text:span><text:span text:style-name="T2">- Queuenode* behind</text:span></text:p>
                <text:p text:style-name="P2"><text:span text:style-name="T2">Queuenode* front</text:span></text:p>
                <text:p text:style-name="P2"><text:span text:style-name="T2">Queuenode* back</text:span></text:p>
              </table:table-cell>
            </table:table-row>
            <table:table-row table:style-name="ro6">
              <table:table-cell table:style-name="ce3">
                <text:p text:style-name="P3"><text:span text:style-name="T5">Queue(Creature* val)</text:span></text:p>
                <text:p text:style-name="P3"><text:span text:style-name="T5">~Queue()</text:span></text:p>
                <text:p text:style-name="P3"><text:span text:style-name="T5">bool addBack(Creature*)</text:span></text:p>
                <text:p text:style-name="P3"><text:span text:style-name="T5">Creature* removeFront()</text:span></text:p>
                <text:p text:style-name="P3"><text:span text:style-name="T5">Creature* getFront() const</text:span></text:p>
                <text:p text:style-name="P3"><text:span text:style-name="T5">void displayQueue()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id="id10" draw:layer="layout" svg:width="6.695cm" svg:height="6.82cm" svg:x="21.925cm" svg:y="12.478cm">
          <table:table table:template-name="default" table:use-first-row-styles="true" table:use-banding-rows-styles="true">
            <table:table-column table:style-name="co8"/>
            <table:table-row table:style-name="ro7">
              <table:table-cell table:style-name="ce1">
                <text:p text:style-name="P2"><text:span text:style-name="T1">Stack</text:span></text:p>
              </table:table-cell>
            </table:table-row>
            <table:table-row table:style-name="ro8">
              <table:table-cell table:style-name="ce2">
                <text:p text:style-name="P2"><text:span text:style-name="T2">struct Stacknode</text:span></text:p>
                <text:p text:style-name="P2"><text:span text:style-name="T2"><text:s text:c="3"/></text:span><text:span text:style-name="T2">- Creature* value</text:span></text:p>
                <text:p text:style-name="P2"><text:span text:style-name="T2"><text:s text:c="3"/></text:span><text:span text:style-name="T2">- Stacknode* next</text:span></text:p>
                <text:p text:style-name="P2"><text:span text:style-name="T2">Stacknode* head</text:span></text:p>
              </table:table-cell>
            </table:table-row>
            <table:table-row table:style-name="ro9">
              <table:table-cell table:style-name="ce3">
                <text:p text:style-name="P3"><text:span text:style-name="T5">Stack(])</text:span></text:p>
                <text:p text:style-name="P3"><text:span text:style-name="T5">~Stack()</text:span></text:p>
                <text:p text:style-name="P3"><text:span text:style-name="T5">void add(Creature*)</text:span></text:p>
                <text:p text:style-name="P3"><text:span text:style-name="T5">Creature* remove()</text:span></text:p>
                <text:p text:style-name="P3"><text:span text:style-name="T5">Creature* get() const</text:span></text:p>
                <text:p text:style-name="P3"><text:span text:style-name="T12">void displayStack()</text:span></text:p>
              </table:table-cell>
            </table:table-row>
          </table:table>
          <draw:image xlink:href="Pictures/TablePreview10.svm" xlink:type="simple" xlink:show="embed" xlink:actuate="onLoad"/>
        </draw:frame>
        <draw:connector draw:style-name="gr1" draw:text-style-name="P1" draw:layer="layout" svg:x1="6.303cm" svg:y1="5.275cm" svg:x2="17.995cm" svg:y2="5.823cm" draw:start-shape="id9" draw:start-glue-point="0" draw:end-shape="id2" draw:end-glue-point="3" svg:d="m6303 5275v-501h7717v1049h3975">
          <text:p/>
        </draw:connector>
        <draw:connector draw:style-name="gr1" draw:text-style-name="P1" draw:layer="layout" svg:x1="17.769cm" svg:y1="12.526cm" svg:x2="6.303cm" svg:y2="12.995cm" draw:start-shape="id1" draw:start-glue-point="0" draw:end-shape="id9" draw:end-glue-point="2" svg:d="m17769 12526v-501h-5536v1472h-5930v-502">
          <text:p/>
        </draw:connector>
        <draw:connector draw:style-name="gr1" draw:text-style-name="P1" draw:layer="layout" draw:line-skew="-0.763cm" svg:x1="25.272cm" svg:y1="12.478cm" svg:x2="23.282cm" svg:y2="10.507cm" draw:start-shape="id10" draw:end-shape="id2" svg:d="m25272 12478v-1748h-1990v-223">
          <text:p/>
        </draw:connector>
        <draw:connector draw:style-name="gr1" draw:text-style-name="P1" draw:layer="layout" draw:line-skew="-0.036cm" svg:x1="13.381cm" svg:y1="23.393cm" svg:x2="14.422cm" svg:y2="16.536cm" draw:start-shape="id3" draw:end-shape="id1" draw:end-glue-point="3" svg:d="m13381 23393h485v-6857h556">
          <text:p/>
        </draw:connector>
        <draw:connector draw:style-name="gr1" draw:text-style-name="P1" draw:layer="layout" svg:x1="13.381cm" svg:y1="23.393cm" svg:x2="25.272cm" svg:y2="19.298cm" draw:start-shape="id3" draw:end-shape="id10" draw:end-glue-point="2" svg:d="m13381 23393h11891v-4095">
          <text:p/>
        </draw:connector>
        <draw:connector draw:style-name="gr1" draw:text-style-name="P1" draw:layer="layout" draw:line-skew="5.574cm" svg:x1="21.925cm" svg:y1="15.888cm" svg:x2="10.043cm" svg:y2="9.135cm" draw:start-shape="id10" draw:end-shape="id9" svg:d="m21925 15888h-366v-6753h-11516">
          <text:p/>
        </draw:connector>
        <draw:frame draw:style-name="gr4" draw:text-style-name="P4" draw:layer="layout" svg:width="3.822cm" svg:height="1.225cm" svg:x="10.3cm" svg:y="8.067cm">
          <draw:text-box>
            <text:p text:style-name="P5"><text:span text:style-name="T11">(Team has-a Stack)</text:span></text:p>
          </draw:text-box>
        </draw:frame>
        <draw:frame draw:style-name="gr4" draw:text-style-name="P4" draw:layer="layout" svg:width="3.822cm" svg:height="1.225cm" svg:x="3.49cm" svg:y="13.078cm">
          <draw:text-box>
            <text:p text:style-name="P5"><text:span text:style-name="T11">(Team has-a Queue)</text:span></text:p>
          </draw:text-box>
        </draw:frame>
        <draw:frame draw:style-name="gr4" draw:text-style-name="P4" draw:layer="layout" svg:width="3.822cm" svg:height="1.225cm" svg:x="14.873cm" svg:y="4.648cm">
          <draw:text-box>
            <text:p text:style-name="P5"><text:span text:style-name="T11">(Tournament </text:span></text:p>
            <text:p text:style-name="P5"><text:span text:style-name="T11">has-a Team)</text:span></text:p>
          </draw:text-box>
        </draw:frame>
        <draw:frame draw:style-name="gr4" draw:text-style-name="P4" draw:layer="layout" svg:width="3.822cm" svg:height="1.712cm" svg:x="22.179cm" svg:y="10.865cm">
          <draw:text-box>
            <text:p text:style-name="P5"><text:span text:style-name="T11">(Tournament </text:span></text:p>
            <text:p text:style-name="P5"><text:span text:style-name="T11">has-a Stack and</text:span></text:p>
            <text:p text:style-name="P5"><text:span text:style-name="T11">a Queue)</text:span></text:p>
          </draw:text-box>
        </draw:frame>
        <draw:frame draw:style-name="gr4" draw:text-style-name="P4" draw:layer="layout" svg:width="3.822cm" svg:height="1.225cm" svg:x="14.075cm" svg:y="20.682cm">
          <draw:text-box>
            <text:p text:style-name="P5"><text:span text:style-name="T11">(Queue has-a Creature)</text:span></text:p>
          </draw:text-box>
        </draw:frame>
        <draw:frame draw:style-name="gr4" draw:text-style-name="P4" draw:layer="layout" svg:width="3.822cm" svg:height="1.225cm" svg:x="22.175cm" svg:y="19.573cm">
          <draw:text-box>
            <text:p text:style-name="P5"><text:span text:style-name="T11">(Stack has-a Creature)</text:span></text:p>
          </draw:text-box>
        </draw:frame>
      </draw:page>
      <draw:page draw:name="page2" draw:style-name="dp1" draw:master-page-name="Default">
        <office:forms form:automatic-focus="false" form:apply-design-mode="false"/>
        <draw:connector draw:style-name="gr2" draw:text-style-name="P1" draw:layer="layout" draw:line-skew="-0.187cm" svg:x1="8.093cm" svg:y1="31.266cm" svg:x2="17.106cm" svg:y2="31.533cm" draw:start-shape="id11" draw:start-glue-point="2" draw:end-shape="id12" draw:end-glue-point="2" svg:d="m8093 31266v582h9013v-315">
          <text:p/>
        </draw:connector>
        <draw:connector draw:style-name="gr3" draw:text-style-name="P1" draw:layer="layout" draw:line-skew="2.049cm" svg:x1="8.093cm" svg:y1="31.266cm" svg:x2="4.308cm" svg:y2="34.756cm" draw:start-shape="id11" draw:end-shape="id13" draw:end-glue-point="0" svg:d="m8093 31266v3795h-3785v-305">
          <text:p/>
        </draw:connector>
        <draw:connector draw:style-name="gr2" draw:text-style-name="P1" draw:layer="layout" draw:line-skew="-0.323cm" svg:x1="8.093cm" svg:y1="31.266cm" svg:x2="18.39cm" svg:y2="34.95cm" draw:start-shape="id11" draw:end-shape="id14" draw:end-glue-point="0" svg:d="m8093 31266v1520h10297v2164">
          <text:p/>
        </draw:connector>
        <draw:connector draw:style-name="gr3" draw:text-style-name="P1" draw:layer="layout" draw:line-skew="-0.734cm" svg:x1="25.322cm" svg:y1="34.756cm" svg:x2="8.093cm" svg:y2="31.266cm" draw:start-shape="id15" draw:end-shape="id11" draw:end-glue-point="2" svg:d="m25322 34756v-2478h-17229v-1012">
          <text:p/>
        </draw:connector>
        <draw:frame draw:style-name="standard" draw:id="id11" draw:layer="layout" svg:width="10.575cm" svg:height="15.745cm" svg:x="2.806cm" svg:y="15.52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6"><text:span text:style-name="T1">Creature</text:span></text:p>
              </table:table-cell>
            </table:table-row>
            <table:table-row table:style-name="ro1">
              <table:table-cell table:style-name="ce2">
                <text:p text:style-name="P6"><text:span text:style-name="T2">DieVal attack, defense (struct)</text:span></text:p>
                <text:p text:style-name="P6"><text:span text:style-name="T2"><text:s text:c="2"/></text:span><text:span text:style-name="T2">- int num, int sides</text:span></text:p>
                <text:p text:style-name="P6"><text:span text:style-name="T2">int armor, </text:span></text:p>
                <text:p text:style-name="P6"><text:span text:style-name="T3">double strength, </text:span><text:span text:style-name="T4">orig_strength</text:span></text:p>
                <text:p text:style-name="P6"><text:span text:style-name="T2">bool is_dead, <text:s text:c="2"/></text:span></text:p>
                <text:p text:style-name="P6"><text:span text:style-name="T2"><text:s text:c="2"/></text:span><text:span text:style-name="T2">attack_halved, </text:span></text:p>
                <text:p text:style-name="P6"><text:span text:style-name="T2"><text:s text:c="2"/></text:span><text:span text:style-name="T2">is_knocked_out</text:span></text:p>
                <text:p text:style-name="P6"><text:span text:style-name="T2">CharType type (enum) </text:span></text:p>
              </table:table-cell>
            </table:table-row>
            <table:table-row table:style-name="ro2">
              <table:table-cell table:style-name="ce3">
                <text:p text:style-name="P7"><text:span text:style-name="T5">Creature(int, int, int, int, int, double, CharType)</text:span></text:p>
                <text:p text:style-name="P7"><text:span text:style-name="T5">~Creature() – virtual</text:span></text:p>
                <text:p text:style-name="P7"><text:span text:style-name="T5">int rollDice(DieVal)</text:span></text:p>
                <text:p text:style-name="P7"><text:span text:style-name="T6">double inflictDamage(double, bool)</text:span></text:p>
                <text:p text:style-name="P7"><text:span text:style-name="T6">double computeStrength(double)</text:span></text:p>
                <text:p text:style-name="P7"><text:span text:style-name="T6">double doAttack(Creature* int, bool)</text:span></text:p>
                <text:p text:style-name="P7"><text:span text:style-name="T5">double attack(Creature*) = 0;</text:span></text:p>
                <text:p text:style-name="P7"><text:span text:style-name="T5">double defend(double, CharType, bool) = 0;</text:span></text:p>
                <text:p text:style-name="P7"><text:span text:style-name="T5">bool isDead()</text:span></text:p>
                <text:p text:style-name="P7"><text:span text:style-name="T5">bool isKnockedOut()</text:span></text:p>
                <text:p text:style-name="P7"><text:span text:style-name="T6">double getStrength()</text:span></text:p>
                <text:p text:style-name="P7"><text:span text:style-name="T6">int getRoll(), </text:span></text:p>
                <text:p text:style-name="P7"><text:span text:style-name="T6">CharType getType(), </text:span></text:p>
                <text:p text:style-name="P7"><text:span text:style-name="T6">void listStats(), </text:span></text:p>
                <text:p text:style-name="P7"><text:span text:style-name="T6">void revive()</text:span></text:p>
                <text:p text:style-name="P7"><text:span text:style-name="T6">void heal()</text:span></text:p>
                <text:p text:style-name="P7"><text:span text:style-name="T6">void kill()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id="id15" draw:layer="layout" svg:width="6.664cm" svg:height="6.241cm" svg:x="21.99cm" svg:y="34.75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4">
                <text:p text:style-name="P6"><text:span text:style-name="T1">Bluemen</text:span></text:p>
              </table:table-cell>
            </table:table-row>
            <table:table-row table:style-name="ro3">
              <table:table-cell table:style-name="ce5">
                <text:p text:style-name="P6"><text:span text:style-name="T7">(inherit from Creature)</text:span></text:p>
              </table:table-cell>
            </table:table-row>
            <table:table-row table:style-name="ro2">
              <table:table-cell table:style-name="ce6">
                <text:p text:style-name="P6"><text:span text:style-name="T8">Bluemen() : Creature()</text:span></text:p>
                <text:p text:style-name="P6"><text:span text:style-name="T8">double attack(Creature*)</text:span></text:p>
                <text:p text:style-name="P6"><text:span text:style-name="T8">double defend(double, CharType, bool)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id="id12" draw:layer="layout" svg:width="6.798cm" svg:height="6.002cm" svg:x="13.707cm" svg:y="25.531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4">
                <text:p text:style-name="P6"><text:span text:style-name="T1">Shadow</text:span></text:p>
              </table:table-cell>
            </table:table-row>
            <table:table-row table:style-name="ro1">
              <table:table-cell table:style-name="ce7">
                <text:p text:style-name="P7"><text:span text:style-name="T9">int disappeared</text:span></text:p>
              </table:table-cell>
            </table:table-row>
            <table:table-row table:style-name="ro2">
              <table:table-cell table:style-name="ce6">
                <text:p text:style-name="P6"><text:span text:style-name="T8">Shadow() : Creature()</text:span></text:p>
                <text:p text:style-name="P6"><text:span text:style-name="T10">~Shadow()</text:span></text:p>
                <text:p text:style-name="P6"><text:span text:style-name="T8">double attack(Creature*)</text:span></text:p>
                <text:p text:style-name="P6"><text:span text:style-name="T8">double defend(double, CharType, bool)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id="id14" draw:layer="layout" svg:width="6.741cm" svg:height="6.002cm" svg:x="15.02cm" svg:y="34.95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4">
                <text:p text:style-name="P6"><text:span text:style-name="T1">Goblin</text:span></text:p>
              </table:table-cell>
            </table:table-row>
            <table:table-row table:style-name="ro1">
              <table:table-cell table:style-name="ce7">
                <text:p text:style-name="P7"><text:span text:style-name="T9">int halved</text:span></text:p>
              </table:table-cell>
            </table:table-row>
            <table:table-row table:style-name="ro2">
              <table:table-cell table:style-name="ce6">
                <text:p text:style-name="P6"><text:span text:style-name="T8">Goblin() : Creature()</text:span></text:p>
                <text:p text:style-name="P6"><text:span text:style-name="T10">~Goblin()</text:span></text:p>
                <text:p text:style-name="P6"><text:span text:style-name="T8">double attack(Creature*)</text:span></text:p>
                <text:p text:style-name="P6"><text:span text:style-name="T8">double defend(double, CharType, bool)</text:span></text:p>
              </table:table-cell>
            </table:table-row>
          </table:table>
          <draw:image xlink:href="Pictures/TablePreview14.svm" xlink:type="simple" xlink:show="embed" xlink:actuate="onLoad"/>
        </draw:frame>
        <draw:connector draw:style-name="gr2" draw:text-style-name="P1" draw:layer="layout" svg:x1="8.093cm" svg:y1="31.266cm" svg:x2="11.305cm" svg:y2="34.756cm" draw:start-shape="id11" draw:end-shape="id16" draw:end-glue-point="0" svg:d="m8093 31266v1746h3212v1744">
          <text:p/>
        </draw:connector>
        <draw:frame draw:style-name="gr4" draw:text-style-name="P4" draw:layer="layout" svg:width="3.822cm" svg:height="1.225cm" svg:x="13.778cm" svg:y="24.395cm">
          <draw:text-box>
            <text:p text:style-name="P5"><text:span text:style-name="T11">(Shadow is-a Creature)</text:span></text:p>
          </draw:text-box>
        </draw:frame>
        <draw:frame draw:style-name="gr4" draw:text-style-name="P4" draw:layer="layout" svg:width="3.822cm" svg:height="1.225cm" svg:x="8.292cm" svg:y="38.848cm">
          <draw:text-box>
            <text:p text:style-name="P5"><text:span text:style-name="T11">(Reptile is-a Creature)</text:span></text:p>
          </draw:text-box>
        </draw:frame>
        <draw:frame draw:style-name="gr5" draw:text-style-name="P4" draw:layer="layout" svg:width="3.822cm" svg:height="1.225cm" svg:x="22.211cm" svg:y="33.664cm">
          <draw:text-box>
            <text:p text:style-name="P5"><text:span text:style-name="T11">(Bluemen is-a Creature)</text:span></text:p>
          </draw:text-box>
        </draw:frame>
        <draw:frame draw:style-name="gr4" draw:text-style-name="P4" draw:layer="layout" svg:width="3.822cm" svg:height="1.225cm" svg:x="15.648cm" svg:y="33.652cm">
          <draw:text-box>
            <text:p text:style-name="P5"><text:span text:style-name="T11">(Goblin is-a Creature)</text:span></text:p>
          </draw:text-box>
        </draw:frame>
        <draw:frame draw:style-name="standard" draw:id="id13" draw:layer="layout" svg:width="6.614cm" svg:height="6.241cm" svg:x="1.001cm" svg:y="34.756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4">
                <text:p text:style-name="P6"><text:span text:style-name="T1">Reptile</text:span></text:p>
              </table:table-cell>
            </table:table-row>
            <table:table-row table:style-name="ro1">
              <table:table-cell table:style-name="ce5">
                <text:p text:style-name="P6"><text:span text:style-name="T7">(inherit from Creature)</text:span></text:p>
              </table:table-cell>
            </table:table-row>
            <table:table-row table:style-name="ro2">
              <table:table-cell table:style-name="ce6">
                <text:p text:style-name="P6"><text:span text:style-name="T8">Reptile() : Creature()</text:span></text:p>
                <text:p text:style-name="P6"><text:span text:style-name="T8">double attack(Creature*)</text:span></text:p>
                <text:p text:style-name="P6"><text:span text:style-name="T8">double defend(double, CharType, bool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4" draw:text-style-name="P4" draw:layer="layout" svg:width="3.822cm" svg:height="1.225cm" svg:x="8.03cm" svg:y="33.616cm">
          <draw:text-box>
            <text:p text:style-name="P5"><text:span text:style-name="T11">(Barbarian is-a Creature)</text:span></text:p>
          </draw:text-box>
        </draw:frame>
        <draw:frame draw:style-name="standard" draw:id="id16" draw:layer="layout" svg:width="6.892cm" svg:height="6.241cm" svg:x="7.859cm" svg:y="34.756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4">
                <text:p text:style-name="P6"><text:span text:style-name="T1">Barbarian</text:span></text:p>
              </table:table-cell>
            </table:table-row>
            <table:table-row table:style-name="ro1">
              <table:table-cell table:style-name="ce5">
                <text:p text:style-name="P6"><text:span text:style-name="T7">(inherit from Creature)</text:span></text:p>
              </table:table-cell>
            </table:table-row>
            <table:table-row table:style-name="ro2">
              <table:table-cell table:style-name="ce6">
                <text:p text:style-name="P6"><text:span text:style-name="T8">Reptile() : Creature()</text:span></text:p>
                <text:p text:style-name="P6"><text:span text:style-name="T8">double attack(Creature*)</text:span></text:p>
                <text:p text:style-name="P6"><text:span text:style-name="T8">double defend(double, CharType, bool)</text:span></text:p>
              </table:table-cell>
            </table:table-row>
          </table:table>
          <draw:image xlink:href="Pictures/TablePreview16.svm" xlink:type="simple" xlink:show="embed" xlink:actuate="onLoad"/>
        </draw:frame>
        <draw:connector draw:style-name="gr3" draw:text-style-name="P1" draw:layer="layout" svg:x1="13.381cm" svg:y1="23.393cm" svg:x2="13.381cm" svg:y2="23.393cm" draw:start-shape="id11" draw:end-shape="id11" svg:d="m13381 23393">
          <text:p/>
        </draw:connector>
        <draw:frame draw:style-name="gr6" draw:text-style-name="P8" draw:layer="layout" svg:width="10.966cm" svg:height="3.113cm" svg:x="1.001cm" svg:y="1.001cm">
          <draw:text-box>
            <text:p text:style-name="P8">Final Class Hierarchy: Inheritance</text:p>
            <text:p text:style-name="P8">CS 162, Assignment 4</text:p>
            <text:p text:style-name="P8">Collin James</text:p>
          </draw:text-box>
        </draw:frame>
        <draw:frame draw:style-name="gr4" draw:text-style-name="P4" draw:layer="layout" svg:width="3.822cm" svg:height="1.225cm" svg:x="1.469cm" svg:y="33.57cm">
          <draw:text-box>
            <text:p text:style-name="P5"><text:span text:style-name="T11">(Reptile is-a Creature)</text:span></text:p>
          </draw:text-box>
        </draw:frame>
        <draw:frame draw:style-name="standard" draw:id="id18" draw:layer="layout" svg:width="10.293cm" svg:height="9.934cm" svg:x="17.59cm" svg:y="1.16cm">
          <table:table table:template-name="default" table:use-first-row-styles="true" table:use-banding-rows-styles="true">
            <table:table-column table:style-name="co9"/>
            <table:table-row table:style-name="ro1">
              <table:table-cell table:style-name="ce1">
                <text:p text:style-name="P6"><text:span text:style-name="T1">Tournament</text:span></text:p>
              </table:table-cell>
            </table:table-row>
            <table:table-row table:style-name="ro10">
              <table:table-cell table:style-name="ce2">
                <text:p text:style-name="P6"><text:span text:style-name="T2">Team* one, Team* two</text:span></text:p>
                <text:p text:style-name="P6"><text:span text:style-name="T2">Stack* standings, </text:span><text:span text:style-name="T13">topThree</text:span></text:p>
                <text:p text:style-name="P6"><text:span text:style-name="T13">IntStack* team, top3team</text:span></text:p>
                <text:p text:style-name="P6"><text:span text:style-name="T13">string creature[6]</text:span></text:p>
                <text:p text:style-name="P6"><text:span text:style-name="T13">const int killBonus</text:span></text:p>
                <text:p text:style-name="P6"><text:span text:style-name="T13">int fighters, rounds</text:span></text:p>
              </table:table-cell>
            </table:table-row>
            <table:table-row table:style-name="ro2">
              <table:table-cell table:style-name="ce3">
                <text:p text:style-name="P7"><text:span text:style-name="T5">Tournament(Team*, Team*, </text:span><text:span text:style-name="T14">int fighters</text:span><text:span text:style-name="T5">)</text:span></text:p>
                <text:p text:style-name="P7"><text:span text:style-name="T5">~Tournament()</text:span></text:p>
                <text:p text:style-name="P7"><text:span text:style-name="T5">void doTourney()</text:span></text:p>
                <text:p text:style-name="P7"><text:span text:style-name="T5">void doRound(Creature* one, Creature* two)</text:span></text:p>
                <text:p text:style-name="P7"><text:span text:style-name="T5">int computePoints(</text:span><text:span text:style-name="T14">CharType, CharType</text:span><text:span text:style-name="T5">, int)</text:span></text:p>
                <text:p text:style-name="P7"><text:span text:style-name="T5">void moveToStandings(Creature*, </text:span><text:span text:style-name="T14">int</text:span><text:span text:style-name="T5">)</text:span></text:p>
                <text:p text:style-name="P7"><text:span text:style-name="T5">void printWinner()</text:span></text:p>
                <text:p text:style-name="P7"><text:span text:style-name="T5">void printStandings()</text:span></text:p>
                <text:p text:style-name="P7"><text:span text:style-name="T14">void finishStandings(Team*)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id="id17" draw:layer="layout" svg:width="7.529cm" svg:height="9.846cm" svg:x="2.563cm" svg:y="5.03cm">
          <table:table table:template-name="default" table:use-first-row-styles="true" table:use-banding-rows-styles="true">
            <table:table-column table:style-name="co10"/>
            <table:table-row table:style-name="ro1">
              <table:table-cell table:style-name="ce1">
                <text:p text:style-name="P6"><text:span text:style-name="T1">Team</text:span></text:p>
              </table:table-cell>
            </table:table-row>
            <table:table-row table:style-name="ro1">
              <table:table-cell table:style-name="ce2">
                <text:p text:style-name="P6"><text:span text:style-name="T2">int points, active_members,</text:span></text:p>
                <text:p text:style-name="P6"><text:span text:style-name="T2"><text:s text:c="4"/></text:span><text:span text:style-name="T13">number</text:span></text:p>
                <text:p text:style-name="P6"><text:span text:style-name="T2">Queue* members</text:span></text:p>
                <text:p text:style-name="P6"><text:span text:style-name="T2">Stack* losers</text:span></text:p>
              </table:table-cell>
            </table:table-row>
            <table:table-row table:style-name="ro2">
              <table:table-cell table:style-name="ce3">
                <text:p text:style-name="P7"><text:span text:style-name="T5">Team(int)</text:span></text:p>
                <text:p text:style-name="P7"><text:span text:style-name="T5">~Team()</text:span></text:p>
                <text:p text:style-name="P7"><text:span text:style-name="T5">void addMember(Creature*)</text:span></text:p>
                <text:p text:style-name="P7"><text:span text:style-name="T5">void moveFighters(Creature*)</text:span></text:p>
                <text:p text:style-name="P7"><text:span text:style-name="T5">int addPoints(int)</text:span></text:p>
                <text:p text:style-name="P7"><text:span text:style-name="T14">int getPoints()</text:span></text:p>
                <text:p text:style-name="P7"><text:span text:style-name="T5">Creature* getFrontMember()</text:span></text:p>
                <text:p text:style-name="P2"><text:span text:style-name="T15">Creature* releaseFrontMember()</text:span></text:p>
                <text:p text:style-name="P2"><text:span text:style-name="T15">int getNumber()</text:span></text:p>
                <text:p text:style-name="P7"><text:span text:style-name="T5">void resetTeam()</text:span></text:p>
                <text:p text:style-name="P7"><text:span text:style-name="T5">int getActiveMembers()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id="id19" draw:layer="layout" svg:width="6.695cm" svg:height="7.946cm" svg:x="14.422cm" svg:y="12.226cm">
          <table:table table:template-name="default" table:use-first-row-styles="true" table:use-banding-rows-styles="true">
            <table:table-column table:style-name="co8"/>
            <table:table-row table:style-name="ro7">
              <table:table-cell table:style-name="ce1">
                <text:p text:style-name="P6"><text:span text:style-name="T1">Queue</text:span></text:p>
              </table:table-cell>
            </table:table-row>
            <table:table-row table:style-name="ro5">
              <table:table-cell table:style-name="ce2">
                <text:p text:style-name="P6"><text:span text:style-name="T2">struct Queuenode</text:span></text:p>
                <text:p text:style-name="P6"><text:span text:style-name="T2"><text:s text:c="3"/></text:span><text:span text:style-name="T2">- Creature* value</text:span></text:p>
                <text:p text:style-name="P6"><text:span text:style-name="T2"><text:s text:c="3"/></text:span><text:span text:style-name="T2">- Queuenode* ahead</text:span></text:p>
                <text:p text:style-name="P6"><text:span text:style-name="T2"><text:s text:c="3"/></text:span><text:span text:style-name="T2">- Queuenode* behind</text:span></text:p>
                <text:p text:style-name="P6"><text:span text:style-name="T2">Queuenode* front</text:span></text:p>
                <text:p text:style-name="P6"><text:span text:style-name="T2">Queuenode* back</text:span></text:p>
              </table:table-cell>
            </table:table-row>
            <table:table-row table:style-name="ro9">
              <table:table-cell table:style-name="ce3">
                <text:p text:style-name="P7"><text:span text:style-name="T5">Queue(Creature* val)</text:span></text:p>
                <text:p text:style-name="P7"><text:span text:style-name="T5">~Queue()</text:span></text:p>
                <text:p text:style-name="P7"><text:span text:style-name="T5">bool addBack(Creature*)</text:span></text:p>
                <text:p text:style-name="P7"><text:span text:style-name="T5">Creature* removeFront()</text:span></text:p>
                <text:p text:style-name="P7"><text:span text:style-name="T5">Creature* getFront() const</text:span></text:p>
                <text:p text:style-name="P7"><text:span text:style-name="T5">void displayQueue()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id="id20" draw:layer="layout" svg:width="6.1cm" svg:height="7.027cm" svg:x="21.925cm" svg:y="13.305cm">
          <table:table table:template-name="default" table:use-first-row-styles="true" table:use-banding-rows-styles="true">
            <table:table-column table:style-name="co11"/>
            <table:table-row table:style-name="ro7">
              <table:table-cell table:style-name="ce1">
                <text:p text:style-name="P6"><text:span text:style-name="T1">Stack</text:span></text:p>
              </table:table-cell>
            </table:table-row>
            <table:table-row table:style-name="ro8">
              <table:table-cell table:style-name="ce2">
                <text:p text:style-name="P6"><text:span text:style-name="T2">struct Stacknode</text:span></text:p>
                <text:p text:style-name="P6"><text:span text:style-name="T2"><text:s text:c="3"/></text:span><text:span text:style-name="T2">- Creature* value</text:span></text:p>
                <text:p text:style-name="P6"><text:span text:style-name="T2"><text:s text:c="3"/></text:span><text:span text:style-name="T2">- Stacknode* next</text:span></text:p>
                <text:p text:style-name="P6"><text:span text:style-name="T2">Stacknode* head</text:span></text:p>
              </table:table-cell>
            </table:table-row>
            <table:table-row table:style-name="ro11">
              <table:table-cell table:style-name="ce3">
                <text:p text:style-name="P7"><text:span text:style-name="T5">Stack()</text:span></text:p>
                <text:p text:style-name="P7"><text:span text:style-name="T5">~Stack()</text:span></text:p>
                <text:p text:style-name="P7"><text:span text:style-name="T5">void add(Creature*)</text:span></text:p>
                <text:p text:style-name="P7"><text:span text:style-name="T5">Creature* remove()</text:span></text:p>
                <text:p text:style-name="P7"><text:span text:style-name="T5">Creature* get() const</text:span></text:p>
                <text:p text:style-name="P7"><text:span text:style-name="T12">void displayStack()</text:span></text:p>
              </table:table-cell>
            </table:table-row>
          </table:table>
          <draw:image xlink:href="Pictures/TablePreview20.svm" xlink:type="simple" xlink:show="embed" xlink:actuate="onLoad"/>
        </draw:frame>
        <draw:connector draw:style-name="gr1" draw:text-style-name="P1" draw:layer="layout" svg:x1="6.327cm" svg:y1="5.03cm" svg:x2="17.59cm" svg:y2="6.127cm" draw:start-shape="id17" draw:start-glue-point="0" draw:end-shape="id18" draw:end-glue-point="3" svg:d="m6327 5030v-501h7515v1598h3748">
          <text:p/>
        </draw:connector>
        <draw:connector draw:style-name="gr1" draw:text-style-name="P1" draw:layer="layout" draw:line-skew="0cm 0cm -0.189cm" svg:x1="17.769cm" svg:y1="12.226cm" svg:x2="6.327cm" svg:y2="14.876cm" draw:start-shape="id19" draw:start-glue-point="0" draw:end-shape="id17" draw:end-glue-point="2" svg:d="m17769 12226v-501h-5511v3464h-5931v-313">
          <text:p/>
        </draw:connector>
        <draw:connector draw:style-name="gr1" draw:text-style-name="P1" draw:layer="layout" draw:line-skew="-0.016cm" svg:x1="24.975cm" svg:y1="13.305cm" svg:x2="22.736cm" svg:y2="11.094cm" draw:start-shape="id20" draw:end-shape="id18" svg:d="m24975 13305v-1121h-2239v-1090">
          <text:p/>
        </draw:connector>
        <draw:connector draw:style-name="gr1" draw:text-style-name="P1" draw:layer="layout" draw:line-skew="-0.036cm" svg:x1="13.381cm" svg:y1="23.393cm" svg:x2="14.422cm" svg:y2="16.199cm" draw:start-shape="id11" draw:end-shape="id19" draw:end-glue-point="3" svg:d="m13381 23393h485v-7194h556">
          <text:p/>
        </draw:connector>
        <draw:connector draw:style-name="gr1" draw:text-style-name="P1" draw:layer="layout" draw:line-skew="5.403cm" svg:x1="21.925cm" svg:y1="16.818cm" svg:x2="10.092cm" svg:y2="9.953cm" draw:start-shape="id20" draw:end-shape="id17" draw:end-glue-point="1" svg:d="m21925 16818h-513v-6865h-11320">
          <text:p/>
        </draw:connector>
        <draw:frame draw:style-name="standard" draw:id="id21" draw:layer="layout" svg:width="5.756cm" svg:height="6.82cm" svg:x="21.681cm" svg:y="24.036cm">
          <table:table table:template-name="default" table:use-first-row-styles="true" table:use-banding-rows-styles="true">
            <table:table-column table:style-name="co12"/>
            <table:table-row table:style-name="ro7">
              <table:table-cell table:style-name="ce1">
                <text:p text:style-name="P6"><text:span text:style-name="T1">IntStack</text:span></text:p>
              </table:table-cell>
            </table:table-row>
            <table:table-row table:style-name="ro8">
              <table:table-cell table:style-name="ce2">
                <text:p text:style-name="P6"><text:span text:style-name="T2">struct Stacknode</text:span></text:p>
                <text:p text:style-name="P6"><text:span text:style-name="T2"><text:s text:c="3"/></text:span><text:span text:style-name="T2">- int value</text:span></text:p>
                <text:p text:style-name="P6"><text:span text:style-name="T2"><text:s text:c="3"/></text:span><text:span text:style-name="T2">- Stacknode* next</text:span></text:p>
                <text:p text:style-name="P6"><text:span text:style-name="T2">Stacknode* head</text:span></text:p>
              </table:table-cell>
            </table:table-row>
            <table:table-row table:style-name="ro9">
              <table:table-cell table:style-name="ce3">
                <text:p text:style-name="P7"><text:span text:style-name="T5">IntStack()</text:span></text:p>
                <text:p text:style-name="P7"><text:span text:style-name="T5">~IntStack()</text:span></text:p>
                <text:p text:style-name="P7"><text:span text:style-name="T5">void add(int)</text:span></text:p>
                <text:p text:style-name="P7"><text:span text:style-name="T5">int remove()</text:span></text:p>
                <text:p text:style-name="P7"><text:span text:style-name="T5">int get() const</text:span></text:p>
                <text:p text:style-name="P7"><text:span text:style-name="T12">void displayStack()</text:span></text:p>
              </table:table-cell>
            </table:table-row>
          </table:table>
          <draw:image xlink:href="Pictures/TablePreview21.svm" xlink:type="simple" xlink:show="embed" xlink:actuate="onLoad"/>
        </draw:frame>
        <draw:connector draw:style-name="gr1" draw:text-style-name="P1" draw:layer="layout" svg:x1="13.381cm" svg:y1="23.393cm" svg:x2="24.975cm" svg:y2="20.332cm" draw:start-shape="id11" draw:end-shape="id20" draw:end-glue-point="2" svg:d="m13381 23393h11594v-3061">
          <text:p/>
        </draw:connector>
        <draw:connector draw:style-name="gr1" draw:text-style-name="P1" draw:layer="layout" draw:line-skew="-1.501cm" svg:x1="27.437cm" svg:y1="27.446cm" svg:x2="27.883cm" svg:y2="6.127cm" draw:start-shape="id21" draw:start-glue-point="1" draw:end-shape="id18" svg:d="m27437 27446h883v-21319h-437">
          <text:p/>
        </draw:connector>
        <draw:frame draw:style-name="gr4" draw:text-style-name="P4" draw:layer="layout" svg:width="3.822cm" svg:height="1.225cm" svg:x="10.299cm" svg:y="8.667cm">
          <draw:text-box>
            <text:p text:style-name="P5"><text:span text:style-name="T11">(Team has-a Stack)</text:span></text:p>
          </draw:text-box>
        </draw:frame>
        <draw:frame draw:style-name="gr4" draw:text-style-name="P4" draw:layer="layout" svg:width="3.822cm" svg:height="1.225cm" svg:x="10.103cm" svg:y="14.058cm">
          <draw:text-box>
            <text:p text:style-name="P5"><text:span text:style-name="T11">(Team has-a Queue)</text:span></text:p>
          </draw:text-box>
        </draw:frame>
        <draw:frame draw:style-name="gr4" draw:text-style-name="P4" draw:layer="layout" svg:width="3.822cm" svg:height="1.225cm" svg:x="14.072cm" svg:y="4.848cm">
          <draw:text-box>
            <text:p text:style-name="P5"><text:span text:style-name="T11">(Tournament </text:span></text:p>
            <text:p text:style-name="P5"><text:span text:style-name="T11">has-a Team)</text:span></text:p>
          </draw:text-box>
        </draw:frame>
        <draw:frame draw:style-name="gr4" draw:text-style-name="P4" draw:layer="layout" svg:width="3.822cm" svg:height="1.712cm" svg:x="24.978cm" svg:y="11.365cm">
          <draw:text-box>
            <text:p text:style-name="P5"><text:span text:style-name="T11">(Tournament </text:span></text:p>
            <text:p text:style-name="P5"><text:span text:style-name="T11">has-a Stack and</text:span></text:p>
            <text:p text:style-name="P5"><text:span text:style-name="T11">an IntStack)</text:span></text:p>
          </draw:text-box>
        </draw:frame>
        <draw:frame draw:style-name="gr4" draw:text-style-name="P4" draw:layer="layout" svg:width="3.822cm" svg:height="1.225cm" svg:x="13.974cm" svg:y="20.282cm">
          <draw:text-box>
            <text:p text:style-name="P5"><text:span text:style-name="T11">(Queue has-a Creature)</text:span></text:p>
          </draw:text-box>
        </draw:frame>
        <draw:frame draw:style-name="gr4" draw:text-style-name="P4" draw:layer="layout" svg:width="3.822cm" svg:height="1.225cm" svg:x="21.974cm" svg:y="20.773cm">
          <draw:text-box>
            <text:p text:style-name="P5"><text:span text:style-name="T11">(Stack has-a Creatur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10-06T21:57:57</meta:creation-date>
    <dc:date>2015-11-21T23:05:27</dc:date>
    <meta:editing-duration>PT72H41M03S</meta:editing-duration>
    <meta:editing-cycles>67</meta:editing-cycles>
    <meta:generator>NeoOffice/3.4.1$Unix OpenOffice.org_project/Patch 10</meta:generator>
    <meta:document-statistic meta:object-count="73"/>
  </office:meta>
</office:document-meta>
</file>